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Arts<text:s/>and<text:s/>Crafts:<text:s/>Outdoor<text:s/>Crafts<text:s/>and<text:s/>Booths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View<text:s/>the<text:s/>Facebook<text:s/>event:<text:s/></text:span><text:span text:style-name="T2_8"><text:a xlink:type="simple" xlink:href="https://www.facebook.com/events/658853241236456/"><text:span text:style-name="T2_9">https://www.facebook.com/events/658853241236456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